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5-12-03">
            <text:p>3.12.2015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7"/><text:s text:c="2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36H53M00S">
            <text:p>2736:53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20H32M00S">
            <text:p>20:32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43H27M00S">
            <text:p>43:27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43H27M00S">
            <text:p>543:27:00</text:p>
          </table:table-cell>
          <table:table-cell table:style-name="ce69" table:formula="of:=IF([.$F12] = 0; &quot;N/A&quot;; [.$F12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43H27M00S">
            <text:p>443:27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8H26M00S">
            <text:p>538:26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5H07M00S">
            <text:p>695:07:00</text:p>
          </table:table-cell>
          <table:table-cell table:style-name="ce69" table:formula="of:=IF([.$F15] = 0; &quot;N/A&quot;; [.$F15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5H07M00S">
            <text:p>195:07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5H07M00S">
            <text:p>695:07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5H07M00S">
            <text:p>695:07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5H07M00S">
            <text:p>695:07:00</text:p>
          </table:table-cell>
          <table:table-cell table:style-name="ce69" table:formula="of:=IF([.$F19] = 0; &quot;N/A&quot;; [.$F19]-[.$H$3])" office:value-type="float" office:value="177">
            <text:p>17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5H07M00S">
            <text:p>695:07:00</text:p>
          </table:table-cell>
          <table:table-cell table:style-name="ce69" table:formula="of:=IF([.$F20] = 0; &quot;N/A&quot;; [.$F20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5H07M00S">
            <text:p>695:07:00</text:p>
          </table:table-cell>
          <table:table-cell table:style-name="ce69" table:formula="of:=IF([.$F21] = 0; &quot;N/A&quot;; [.$F21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5H07M00S">
            <text:p>695:07:00</text:p>
          </table:table-cell>
          <table:table-cell table:style-name="ce69" table:formula="of:=IF([.$F22] = 0; &quot;N/A&quot;; [.$F22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5H07M00S">
            <text:p>1195:07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5H07M00S">
            <text:p>2695:07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77">
            <text:p>17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77">
            <text:p>17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907">
            <text:p>90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43H27M00S">
            <text:p>43:27:00</text:p>
          </table:table-cell>
          <table:table-cell table:style-name="ce69" table:formula="of:=IF([.$F32] = 0; &quot;N/A&quot;; [.$F32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5H07M00S">
            <text:p>195:07:00</text:p>
          </table:table-cell>
          <table:table-cell table:style-name="ce69" table:formula="of:=IF([.$F33] = 0; &quot;N/A&quot;; [.$F33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5H07M00S">
            <text:p>695:07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5H07M00S">
            <text:p>695:07:00</text:p>
          </table:table-cell>
          <table:table-cell table:style-name="ce69" table:formula="of:=IF([.$F35] = 0; &quot;N/A&quot;; [.$F35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5H07M00S">
            <text:p>695:07:00</text:p>
          </table:table-cell>
          <table:table-cell table:style-name="ce69" table:formula="of:=IF([.$F36] = 0; &quot;N/A&quot;; [.$F36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5H07M00S">
            <text:p>695:07:00</text:p>
          </table:table-cell>
          <table:table-cell table:style-name="ce69" table:formula="of:=IF([.$F37] = 0; &quot;N/A&quot;; [.$F37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5H07M00S">
            <text:p>695:07:00</text:p>
          </table:table-cell>
          <table:table-cell table:style-name="ce69" table:formula="of:=IF([.$F38] = 0; &quot;N/A&quot;; [.$F38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5H07M00S">
            <text:p>695:07:00</text:p>
          </table:table-cell>
          <table:table-cell table:style-name="ce69" table:formula="of:=IF([.$F39] = 0; &quot;N/A&quot;; [.$F39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5H07M00S">
            <text:p>695:07:00</text:p>
          </table:table-cell>
          <table:table-cell table:style-name="ce69" table:formula="of:=IF([.$F40] = 0; &quot;N/A&quot;; [.$F40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7H02M00S">
            <text:p>627:02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5H07M00S">
            <text:p>1695:07:00</text:p>
          </table:table-cell>
          <table:table-cell table:style-name="ce69" table:formula="of:=IF([.$F42] = 0; &quot;N/A&quot;; [.$F42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5H07M00S">
            <text:p>1695:07:00</text:p>
          </table:table-cell>
          <table:table-cell table:style-name="ce69" table:formula="of:=IF([.$F43] = 0; &quot;N/A&quot;; [.$F43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5H07M00S">
            <text:p>1695:07:00</text:p>
          </table:table-cell>
          <table:table-cell table:style-name="ce69" table:formula="of:=IF([.$F44] = 0; &quot;N/A&quot;; [.$F44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5H07M00S">
            <text:p>2195:07:00</text:p>
          </table:table-cell>
          <table:table-cell table:style-name="ce69" table:formula="of:=IF([.$F45] = 0; &quot;N/A&quot;; [.$F45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5H07M00S">
            <text:p>2695:07:00</text:p>
          </table:table-cell>
          <table:table-cell table:style-name="ce69" table:formula="of:=IF([.$F46] = 0; &quot;N/A&quot;; [.$F46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5H07M00S">
            <text:p>2695:07:00</text:p>
          </table:table-cell>
          <table:table-cell table:style-name="ce69" table:formula="of:=IF([.$F47] = 0; &quot;N/A&quot;; [.$F47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542">
            <text:p>54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43H27M00S">
            <text:p>43:27:00</text:p>
          </table:table-cell>
          <table:table-cell table:style-name="ce69" table:formula="of:=IF([.$F57] = 0; &quot;N/A&quot;; [.$F57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43H27M00S">
            <text:p>43:27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43H27M00S">
            <text:p>43:27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43H27M00S">
            <text:p>43:27:00</text:p>
          </table:table-cell>
          <table:table-cell table:style-name="ce69" table:formula="of:=IF([.$F61] = 0; &quot;N/A&quot;; [.$F61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43H27M00S">
            <text:p>43:27:00</text:p>
          </table:table-cell>
          <table:table-cell table:style-name="ce69" table:formula="of:=IF([.$F62] = 0; &quot;N/A&quot;; [.$F62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43H27M00S">
            <text:p>43:27:00</text:p>
          </table:table-cell>
          <table:table-cell table:style-name="ce69" table:formula="of:=IF([.$F63] = 0; &quot;N/A&quot;; [.$F63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20H32M00S">
            <text:p>20:32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20H32M00S">
            <text:p>20:32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29/2015</text:p>
          </table:table-cell>
          <table:table-cell table:style-name="ce35" office:value-type="date" office:date-value="2015-12-02">
            <text:p>02.12.2015</text:p>
          </table:table-cell>
          <table:table-cell table:style-name="ce46" office:value-type="string">
            <text:p>2736:53</text:p>
          </table:table-cell>
          <table:table-cell table:style-name="ce55" office:value-type="date" office:date-value="2016-01-02">
            <text:p>2.01.2016</text:p>
          </table:table-cell>
          <table:table-cell table:style-name="ce46" office:value-type="string">
            <text:p>2761:53</text:p>
          </table:table-cell>
          <table:table-cell table:style-name="ce62" table:formula="of:=IF([.$G67] = 0; &quot;N/A&quot;; [.$G67] - [.$H$5])" office:value-type="time" office:time-value="PT25H00M00S">
            <text:p>25:00:00</text:p>
          </table:table-cell>
          <table:table-cell table:style-name="ce69" table:formula="of:=IF([.$F67] = 0; &quot;N/A&quot;; [.$F67]-[.$H$3])" office:value-type="float" office:value="30">
            <text:p>30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735">
            <text:p>1735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944">
            <text:p>944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9H07M00S">
            <text:p>649:07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936">
            <text:p>936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936">
            <text:p>936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43H27M00S">
            <text:p>443:27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944">
            <text:p>944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936">
            <text:p>936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68">
            <text:p>1668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94H07M00S">
            <text:p>694:07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98">
            <text:p>1298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217">
            <text:p>217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88">
            <text:p>88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67">
            <text:p>2067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63">
            <text:p>1663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72">
            <text:p>127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20H32M00S">
            <text:p>20:32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43H27M00S">
            <text:p>43:27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94H03M00S">
            <text:p>94:03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5H32M00S">
            <text:p>295:32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43H27M00S">
            <text:p>443:27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43H27M00S">
            <text:p>43:27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43H27M00S">
            <text:p>43:27:00</text:p>
          </table:table-cell>
          <table:table-cell table:style-name="ce69" table:formula="of:=IF([.$F97] = 0; &quot;N/A&quot;; [.$F97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43H27M00S">
            <text:p>43:27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43H27M00S">
            <text:p>43:27:00</text:p>
          </table:table-cell>
          <table:table-cell table:style-name="ce69" table:formula="of:=IF([.$F100] = 0; &quot;N/A&quot;; [.$F100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8H07M00S">
            <text:p>218:07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43H27M00S">
            <text:p>43:27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43H27M00S">
            <text:p>43:27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43H27M00S">
            <text:p>43:27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43H27M00S">
            <text:p>43:27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43H27M00S">
            <text:p>43:27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43H27M00S">
            <text:p>443:27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63">
            <text:p>1663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8H58M00S">
            <text:p>218:58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8H07M00S">
            <text:p>4018:07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8H07M00S">
            <text:p>4018:07:00</text:p>
          </table:table-cell>
          <table:table-cell table:style-name="ce69" table:formula="of:=IF([.$F113] = 0; &quot;N/A&quot;; [.$F113]-[.$H$3])" office:value-type="float" office:value="1658">
            <text:p>1658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43H27M00S">
            <text:p>443:27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43H27M00S">
            <text:p>443:27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9H07M00S">
            <text:p>649:07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9H07M00S">
            <text:p>649:07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9H07M00S">
            <text:p>649:07:00</text:p>
          </table:table-cell>
          <table:table-cell table:style-name="ce69" table:formula="of:=IF([.$F118] = 0; &quot;N/A&quot;; [.$F118]-[.$H$3])" office:value-type="float" office:value="988">
            <text:p>988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20H32M00S">
            <text:p>20:32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43H27M00S">
            <text:p>43:27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68">
            <text:p>1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70H28M00S">
            <text:p>870:28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4H43M00S">
            <text:p>894:43:00</text:p>
          </table:table-cell>
          <table:table-cell table:style-name="ce69" table:formula="of:=IF([.$F129] = 0; &quot;N/A&quot;; [.$F129]-[.$H$3])" office:value-type="float" office:value="748">
            <text:p>748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3.12.2015</text:date>, <text:time>21:22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5-12-03T21:22:31</dc:date>
    <dc:creator>b l</dc:creator>
    <meta:editing-duration>P3DT1H11M57S</meta:editing-duration>
    <meta:editing-cycles>17</meta:editing-cycles>
    <meta:generator>OpenOffice/4.1.1$Unix OpenOffice.org_project/411m6$Build-9775</meta:generator>
    <meta:document-statistic meta:table-count="3" meta:cell-count="1023" meta:object-count="0"/>
    <meta:user-defined meta:name=""/>
  </office:meta>
</office:document-meta>
</file>